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8DB4E2"/>
      <style:text-properties style:font-name="Cambria" style:font-name-asian="Cambria" style:font-name-complex="Cambria" fo:font-size="18pt" style:font-size-asian="18pt" style:font-size-complex="18pt" fo:font-style="italic" style:font-style-asian="italic" style:font-style-complex="italic" fo:font-weight="bold" style:font-weight-asian="bold" style:font-weight-complex="bold" style:font-family-generic="roman"/>
    </style:style>
    <style:style style:name="ce3" style:family="table-cell" style:parent-style-name="Heading_1" style:data-style-name="N0">
      <style:table-cell-properties fo:background-color="#FFC080"/>
      <style:text-properties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4" style:family="table-cell" style:parent-style-name="Heading_2" style:data-style-name="N0">
      <style:table-cell-properties fo:background-color="#FFFFC0"/>
      <style:text-properties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ce5" style:family="table-cell" style:parent-style-name="Heading_3" style:data-style-name="N0">
      <style:table-cell-properties fo:background-color="#D9D9D9"/>
    </style:style>
    <style:style style:name="ce6" style:family="table-cell" style:parent-style-name="Heading_2" style:data-style-name="N0">
      <style:table-cell-properties fo:border="thin solid #000000" fo:background-color="#FFFF00"/>
      <style:text-properties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ce7" style:family="table-cell" style:parent-style-name="Default" style:data-style-name="N0"/>
    <style:style style:name="ce8" style:family="table-cell" style:parent-style-name="Heading_3" style:data-style-name="N0">
      <style:table-cell-properties fo:background-color="#D9D9D9"/>
    </style:style>
    <style:style style:name="ce9" style:family="table-cell" style:parent-style-name="Default" style:data-style-name="N0">
      <style:table-cell-properties fo:background-color="#DAEEF3"/>
    </style:style>
    <style:style style:name="ce10" style:family="table-cell" style:parent-style-name="Default" style:data-style-name="N0">
      <style:table-cell-properties fo:border-top="2pt solid #000000" fo:border-bottom="2pt solid #000000" fo:border-left="none" fo:border-right="none" fo:background-color="#DAEEF3"/>
    </style:style>
    <style:style style:name="ce11" style:family="table-cell" style:parent-style-name="Default" style:data-style-name="N0">
      <style:table-cell-properties fo:background-color="#DAEEF3"/>
    </style:style>
    <style:style style:name="ce12" style:family="table-cell" style:parent-style-name="Default" style:data-style-name="N0">
      <style:table-cell-properties fo:border-top="none" fo:border-bottom="none" fo:border-left="2pt solid #000000" fo:border-right="2pt solid #000000" fo:background-color="#DAEEF3"/>
    </style:style>
    <style:style style:name="ce13" style:family="table-cell" style:parent-style-name="Default" style:data-style-name="N0">
      <style:table-cell-properties fo:border-top="2pt solid #000000" fo:border-bottom="none" fo:border-left="2pt solid #000000" fo:border-right="none" fo:background-color="#FFFFCC"/>
    </style:style>
    <style:style style:name="ce14" style:family="table-cell" style:parent-style-name="Default" style:data-style-name="N0">
      <style:table-cell-properties fo:border-top="2pt solid #000000" fo:border-bottom="none" fo:border-left="none" fo:border-right="2pt solid #000000" fo:background-color="#FFFFCC"/>
    </style:style>
    <style:style style:name="ce15" style:family="table-cell" style:parent-style-name="Default" style:data-style-name="N0">
      <style:table-cell-properties fo:background-color="#FFFFCC"/>
    </style:style>
    <style:style style:name="ce16" style:family="table-cell" style:parent-style-name="Default" style:data-style-name="N0">
      <style:table-cell-properties fo:border-top="none" fo:border-bottom="2pt solid #000000" fo:border-left="2pt solid #000000" fo:border-right="none" fo:background-color="#FFFFCC"/>
    </style:style>
    <style:style style:name="ce17" style:family="table-cell" style:parent-style-name="Default" style:data-style-name="N0">
      <style:table-cell-properties fo:border-top="none" fo:border-bottom="2pt solid #000000" fo:border-left="none" fo:border-right="2pt solid #000000" fo:background-color="#FFFFCC"/>
    </style:style>
    <style:style style:name="ce18" style:family="table-cell" style:parent-style-name="Default" style:data-style-name="N0">
      <style:table-cell-properties fo:background-color="#FFCC99"/>
    </style:style>
    <style:style style:name="ce19" style:family="table-cell" style:parent-style-name="Default" style:data-style-name="N0">
      <style:table-cell-properties fo:border-top="none" fo:border-bottom="none" fo:border-left="2pt solid #000000" fo:border-right="none" fo:background-color="#DAEEF3"/>
    </style:style>
    <style:style style:name="ce20" style:family="table-cell" style:parent-style-name="Default" style:data-style-name="N0">
      <style:table-cell-properties fo:border-top="2pt solid #000000" fo:border-bottom="none" fo:border-left="2pt solid #000000" fo:border-right="none" fo:background-color="#FFCC99"/>
    </style:style>
    <style:style style:name="ce21" style:family="table-cell" style:parent-style-name="Default" style:data-style-name="N0">
      <style:table-cell-properties fo:border-top="2pt solid #000000" fo:border-bottom="none" fo:border-left="none" fo:border-right="2pt solid #000000" fo:background-color="#FFCC99"/>
    </style:style>
    <style:style style:name="ce22" style:family="table-cell" style:parent-style-name="Default" style:data-style-name="N0">
      <style:table-cell-properties fo:border-top="none" fo:border-bottom="none" fo:border-left="2pt solid #000000" fo:border-right="none" fo:background-color="#FFCC99"/>
    </style:style>
    <style:style style:name="ce23" style:family="table-cell" style:parent-style-name="Default" style:data-style-name="N0">
      <style:table-cell-properties fo:border-top="none" fo:border-bottom="none" fo:border-left="none" fo:border-right="2pt solid #000000" fo:background-color="#FFCC99"/>
    </style:style>
    <style:style style:name="ce24" style:family="table-cell" style:parent-style-name="Default" style:data-style-name="N0">
      <style:table-cell-properties fo:border-top="none" fo:border-bottom="2pt solid #000000" fo:border-left="2pt solid #000000" fo:border-right="none" fo:background-color="#FFCC99"/>
    </style:style>
    <style:style style:name="ce25" style:family="table-cell" style:parent-style-name="Default" style:data-style-name="N0">
      <style:table-cell-properties fo:border-top="none" fo:border-bottom="2pt solid #000000" fo:border-left="none" fo:border-right="2pt solid #000000" fo:background-color="#FFCC99"/>
    </style:style>
    <style:style style:name="ce26" style:family="table-cell" style:parent-style-name="Default" style:data-style-name="N0">
      <style:table-cell-properties fo:border-top="none" fo:border-bottom="none" fo:border-left="none" fo:border-right="2pt solid #000000" fo:background-color="#DAEEF3"/>
    </style:style>
    <style:style style:name="ce27" style:family="table-cell" style:parent-style-name="Default" style:data-style-name="N0">
      <style:table-cell-properties fo:border-top="2pt solid #000000" fo:border-bottom="none" fo:border-left="none" fo:border-right="none" fo:background-color="#DAEEF3"/>
    </style:style>
    <style:style style:name="ce28" style:family="table-cell" style:parent-style-name="Default" style:data-style-name="N0">
      <style:table-cell-properties fo:border-top="none" fo:border-bottom="2pt solid #000000" fo:border-left="none" fo:border-right="none" fo:background-color="#DAEEF3"/>
    </style:style>
    <style:style style:name="ce29" style:family="table-cell" style:parent-style-name="Default" style:data-style-name="N0">
      <style:table-cell-properties fo:border-top="2pt solid #000000" fo:border-bottom="none" fo:border-left="2pt solid #000000" fo:border-right="2pt solid #000000" fo:background-color="#FFCC99"/>
    </style:style>
    <style:style style:name="ce30" style:family="table-cell" style:parent-style-name="Default" style:data-style-name="N0">
      <style:table-cell-properties fo:border-top="none" fo:border-bottom="2pt solid #000000" fo:border-left="2pt solid #000000" fo:border-right="2pt solid #000000" fo:background-color="#FFCC99"/>
    </style:style>
    <style:style style:name="ce31" style:family="table-cell" style:parent-style-name="Default" style:data-style-name="N0">
      <style:table-cell-properties fo:border-top="2pt solid #000000" fo:border-bottom="2pt solid #000000" fo:border-left="2pt solid #000000" fo:border-right="none" fo:background-color="#FFCC99"/>
    </style:style>
    <style:style style:name="ce32" style:family="table-cell" style:parent-style-name="Default" style:data-style-name="N0">
      <style:table-cell-properties fo:border-top="2pt solid #000000" fo:border-bottom="2pt solid #000000" fo:border-left="none" fo:border-right="2pt solid #000000" fo:background-color="#FFCC99"/>
    </style:style>
    <style:style style:name="ce33" style:family="table-cell" style:parent-style-name="Default" style:data-style-name="N0">
      <style:table-cell-properties fo:background-color="transparent"/>
    </style:style>
    <style:style style:name="ce34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  <style:text-properties fo:color="#008000"/>
    </style:style>
    <style:style style:name="co1" style:family="table-column">
      <style:table-column-properties fo:break-before="auto" style:column-width="7.540625cm"/>
    </style:style>
    <style:style style:name="co2" style:family="table-column">
      <style:table-column-properties fo:break-before="auto" style:column-width="1.05833333333333cm"/>
    </style:style>
    <style:style style:name="co3" style:family="table-column">
      <style:table-column-properties fo:break-before="auto" style:column-width="9.392708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8.46666666666667cm"/>
    </style:style>
    <style:style style:name="co6" style:family="table-column">
      <style:table-column-properties fo:break-before="auto" style:column-width="1.61395833333333cm"/>
    </style:style>
    <style:style style:name="co7" style:family="table-column">
      <style:table-column-properties fo:break-before="auto" style:column-width="2.19604166666667cm" style:use-optimal-column-width="true"/>
    </style:style>
    <style:style style:name="ro1" style:family="table-row">
      <style:table-row-properties style:row-height="22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B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4" table:number-columns-repeated="16373" table:default-cell-style-name="ce1"/>
        <table:table-row table:style-name="ro1">
          <table:table-cell office:value-type="string" table:style-name="ce2">
            <text:p>DEFINED NAMES TEST DOCUMENT</text:p>
          </table:table-cell>
          <table:table-cell table:number-columns-repeated="10" table:style-name="ce2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1 - GLOBAL AND LOCAL NAMES ON "SheetB"</text:p>
          </table:table-cell>
          <table:table-cell table:number-columns-repeated="10" table:style-name="ce3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1 - LOCAL NAME "name"</text:p>
          </table:table-cell>
          <table:table-cell office:value-type="string" table:style-name="ce4">
            <text:p>DEFINED:</text:p>
          </table:table-cell>
          <table:table-cell table:style-name="ce4"/>
          <table:table-cell office:value-type="float" office:value="1" table:style-name="ce6">
            <text:p>1</text:p>
          </table:table-cell>
          <table:table-cell table:number-columns-repeated="3" table:style-name="ce1"/>
          <table:table-cell office:value-type="string" table:style-name="ce4">
            <text:p>1.5 - LOCAL BUILT-IN NAMES</text:p>
          </table:table-cell>
          <table:table-cell table:number-columns-repeated="3" table:style-name="ce4"/>
          <table:table-cell table:number-columns-repeated="16373"/>
        </table:table-row>
        <table:table-row table:style-name="ro2">
          <table:table-cell office:value-type="string" table:style-name="ce5">
            <text:p>Formula</text:p>
          </table:table-cell>
          <table:table-cell office:value-type="string" table:style-name="ce5">
            <text:p>Is</text:p>
          </table:table-cell>
          <table:table-cell office:value-type="string" table:style-name="ce5">
            <text:p>Must</text:p>
          </table:table-cell>
          <table:table-cell office:value-type="string" table:style-name="ce5">
            <text:p>Ok?</text:p>
          </table:table-cell>
          <table:table-cell table:number-columns-repeated="3" table:style-name="ce1"/>
          <table:table-cell office:value-type="string" table:style-name="ce5">
            <text:p>Formula</text:p>
          </table:table-cell>
          <table:table-cell office:value-type="string" table:style-name="ce5">
            <text:p>Is</text:p>
          </table:table-cell>
          <table:table-cell office:value-type="string" table:style-name="ce5">
            <text:p>Must</text:p>
          </table:table-cell>
          <table:table-cell office:value-type="string" table:style-name="ce5">
            <text:p>Ok?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=name</text:p>
          </table:table-cell>
          <table:table-cell office:value-type="float" office:value="1" table:formula="of:=$$name" table:style-name="ce7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B7]);ISERROR([.C7]));ERROR.TYPE([.B7])=ERROR.TYPE([.C7]);IF(AND(NOT(ISERROR([.B7]));NOT(ISERROR([.C7])));AND(ISBLANK([.B7])=ISBLANK([.C7]);[.B7]=[.C7])));1;&quot;ERR!&quot;)" table:style-name="ce34">
            <text:p>ok</text:p>
          </table:table-cell>
          <table:table-cell table:number-columns-repeated="3" table:style-name="ce1"/>
          <table:table-cell office:value-type="string" table:style-name="ce7">
            <text:p>=SUM(Print_Area)</text:p>
          </table:table-cell>
          <table:table-cell office:value-type="float" office:value="5" table:formula="of:=SUM($$Print_Area)" table:style-name="ce7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formula="of:=IF(IF(AND(ISERROR([.I7]);ISERROR([.J7]));ERROR.TYPE([.I7])=ERROR.TYPE([.J7]);IF(AND(NOT(ISERROR([.I7]));NOT(ISERROR([.J7])));AND(ISBLANK([.I7])=ISBLANK([.J7]);[.I7]=[.J7])));1;&quot;ERR!&quot;)" table:style-name="ce34">
            <text:p>ok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=SheetB!name</text:p>
          </table:table-cell>
          <table:table-cell office:value-type="float" office:value="1" table:formula="of:='SheetB'.$$name" table:style-name="ce7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B8]);ISERROR([.C8]));ERROR.TYPE([.B8])=ERROR.TYPE([.C8]);IF(AND(NOT(ISERROR([.B8]));NOT(ISERROR([.C8])));AND(ISBLANK([.B8])=ISBLANK([.C8]);[.B8]=[.C8])));1;&quot;ERR!&quot;)" table:style-name="ce34">
            <text:p>ok</text:p>
          </table:table-cell>
          <table:table-cell table:number-columns-repeated="3" table:style-name="ce1"/>
          <table:table-cell office:value-type="string" table:style-name="ce7">
            <text:p>=SUM(Print_Titles)</text:p>
          </table:table-cell>
          <table:table-cell office:value-type="float" office:value="6" table:formula="of:=SUM($$Print_Titles)" table:style-name="ce7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formula="of:=IF(IF(AND(ISERROR([.I8]);ISERROR([.J8]));ERROR.TYPE([.I8])=ERROR.TYPE([.J8]);IF(AND(NOT(ISERROR([.I8]));NOT(ISERROR([.J8])));AND(ISBLANK([.I8])=ISBLANK([.J8]);[.I8]=[.J8])));1;&quot;ERR!&quot;)" table:style-name="ce34">
            <text:p>ok</text:p>
          </table:table-cell>
          <table:table-cell table:number-columns-repeated="16373"/>
        </table:table-row>
        <table:table-row table:style-name="ro2">
          <table:table-cell table:number-columns-repeated="7" table:style-name="ce1"/>
          <table:table-cell office:value-type="string" table:style-name="ce7">
            <text:p>=SUM(_FilterDatabase)</text:p>
          </table:table-cell>
          <table:table-cell office:value-type="float" office:value="7" table:formula="of:=SUM($$_FilterDatabase)" table:style-name="ce7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1" table:formula="of:=IF(IF(AND(ISERROR([.I9]);ISERROR([.J9]));ERROR.TYPE([.I9])=ERROR.TYPE([.J9]);IF(AND(NOT(ISERROR([.I9]));NOT(ISERROR([.J9])));AND(ISBLANK([.I9])=ISBLANK([.J9]);[.I9]=[.J9])));1;&quot;ERR!&quot;)" table:style-name="ce34">
            <text:p>ok</text:p>
          </table:table-cell>
          <table:table-cell table:number-columns-repeated="16373"/>
        </table:table-row>
        <table:table-row table:style-name="ro4">
          <table:table-cell office:value-type="string" table:style-name="ce4">
            <text:p>1.2 - GLOBAL NAME "name"</text:p>
          </table:table-cell>
          <table:table-cell office:value-type="string" table:style-name="ce4">
            <text:p>DEFINED:</text:p>
          </table:table-cell>
          <table:table-cell table:style-name="ce4"/>
          <table:table-cell office:value-type="float" office:value="2" table:style-name="ce6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5">
            <text:p>Formula</text:p>
          </table:table-cell>
          <table:table-cell office:value-type="string" table:style-name="ce5">
            <text:p>Is</text:p>
          </table:table-cell>
          <table:table-cell office:value-type="string" table:style-name="ce5">
            <text:p>Must</text:p>
          </table:table-cell>
          <table:table-cell office:value-type="string" table:style-name="ce5">
            <text:p>Ok?</text:p>
          </table:table-cell>
          <table:table-cell table:number-columns-repeated="3" table:style-name="ce1"/>
          <table:table-cell office:value-type="string" table:style-name="ce4">
            <text:p>1.6 - BUILT-IN NAMES FROM "SheetA"</text:p>
          </table:table-cell>
          <table:table-cell table:number-columns-repeated="3" table:style-name="ce4"/>
          <table:table-cell table:number-columns-repeated="16373"/>
        </table:table-row>
        <table:table-row table:style-name="ro2">
          <table:table-cell office:value-type="string" table:style-name="ce7">
            <text:p>=definedname_import_oox7.xlsx!name</text:p>
          </table:table-cell>
          <table:table-cell office:value-type="float" office:value="2" table:formula="of:='file:///D:/Cloud/Copy/Dokumente/qa/test/xlsx/Spreadsheet-Features/content/definedname_import_xml_12.ods'#$$name" table:style-name="ce7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IF(AND(ISERROR([.B12]);ISERROR([.C12]));ERROR.TYPE([.B12])=ERROR.TYPE([.C12]);IF(AND(NOT(ISERROR([.B12]));NOT(ISERROR([.C12])));AND(ISBLANK([.B12])=ISBLANK([.C12]);[.B12]=[.C12])));1;&quot;ERR!&quot;)" table:style-name="ce34">
            <text:p>ok</text:p>
          </table:table-cell>
          <table:table-cell table:number-columns-repeated="3" table:style-name="ce1"/>
          <table:table-cell office:value-type="string" table:style-name="ce5">
            <text:p>Formula</text:p>
          </table:table-cell>
          <table:table-cell office:value-type="string" table:style-name="ce5">
            <text:p>Is</text:p>
          </table:table-cell>
          <table:table-cell office:value-type="string" table:style-name="ce5">
            <text:p>Must</text:p>
          </table:table-cell>
          <table:table-cell office:value-type="string" table:style-name="ce5">
            <text:p>Ok?</text:p>
          </table:table-cell>
          <table:table-cell table:number-columns-repeated="16373"/>
        </table:table-row>
        <table:table-row table:style-name="ro2">
          <table:table-cell table:number-columns-repeated="7" table:style-name="ce1"/>
          <table:table-cell office:value-type="string" table:style-name="ce7">
            <text:p>=SUM(SheetA!Print_Area)+AREAS(SheetA!Print_Area)</text:p>
          </table:table-cell>
          <table:table-cell office:value-type="float" office:value="20" table:formula="of:=SUM('SheetA'.$$Print_Area)+AREAS('SheetA'.$$Print_Area)" table:style-name="ce7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1" table:formula="of:=IF(IF(AND(ISERROR([.I13]);ISERROR([.J13]));ERROR.TYPE([.I13])=ERROR.TYPE([.J13]);IF(AND(NOT(ISERROR([.I13]));NOT(ISERROR([.J13])));AND(ISBLANK([.I13])=ISBLANK([.J13]);[.I13]=[.J13])));1;&quot;ERR!&quot;)" table:style-name="ce34">
            <text:p>ok</text:p>
          </table:table-cell>
          <table:table-cell table:number-columns-repeated="16373"/>
        </table:table-row>
        <table:table-row table:style-name="ro4">
          <table:table-cell office:value-type="string" table:style-name="ce4">
            <text:p>1.3 - LOCAL NAME "name" FROM "SheetA"</text:p>
          </table:table-cell>
          <table:table-cell table:number-columns-repeated="3" table:style-name="ce4"/>
          <table:table-cell table:number-columns-repeated="3" table:style-name="ce1"/>
          <table:table-cell office:value-type="string" table:style-name="ce7">
            <text:p>=SUM(SheetA!Print_Titles)+AREAS(SheetA!Print_Titles)</text:p>
          </table:table-cell>
          <table:table-cell office:value-type="float" office:value="21" table:formula="of:=SUM('SheetA'.$$Print_Titles)+AREAS('SheetA'.$$Print_Titles)" table:style-name="ce7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1" table:formula="of:=IF(IF(AND(ISERROR([.I14]);ISERROR([.J14]));ERROR.TYPE([.I14])=ERROR.TYPE([.J14]);IF(AND(NOT(ISERROR([.I14]));NOT(ISERROR([.J14])));AND(ISBLANK([.I14])=ISBLANK([.J14]);[.I14]=[.J14])));1;&quot;ERR!&quot;)" table:style-name="ce34">
            <text:p>ok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Formula</text:p>
          </table:table-cell>
          <table:table-cell office:value-type="string" table:style-name="ce5">
            <text:p>Is</text:p>
          </table:table-cell>
          <table:table-cell office:value-type="string" table:style-name="ce5">
            <text:p>Must</text:p>
          </table:table-cell>
          <table:table-cell office:value-type="string" table:style-name="ce5">
            <text:p>Ok?</text:p>
          </table:table-cell>
          <table:table-cell table:number-columns-repeated="3" table:style-name="ce1"/>
          <table:table-cell office:value-type="string" table:style-name="ce7">
            <text:p>=SUM(SheetA!_FilterDatabase)</text:p>
          </table:table-cell>
          <table:table-cell office:value-type="float" office:value="22" table:formula="of:=SUM('SheetA'.$$_FilterDatabase)" table:style-name="ce7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1" table:formula="of:=IF(IF(AND(ISERROR([.I15]);ISERROR([.J15]));ERROR.TYPE([.I15])=ERROR.TYPE([.J15]);IF(AND(NOT(ISERROR([.I15]));NOT(ISERROR([.J15])));AND(ISBLANK([.I15])=ISBLANK([.J15]);[.I15]=[.J15])));1;&quot;ERR!&quot;)" table:style-name="ce34">
            <text:p>ok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=SheetA!name</text:p>
          </table:table-cell>
          <table:table-cell office:value-type="float" office:value="3" table:formula="of:='SheetA'.$$name" table:style-name="ce7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formula="of:=IF(IF(AND(ISERROR([.B16]);ISERROR([.C16]));ERROR.TYPE([.B16])=ERROR.TYPE([.C16]);IF(AND(NOT(ISERROR([.B16]));NOT(ISERROR([.C16])));AND(ISBLANK([.B16])=ISBLANK([.C16]);[.B16]=[.C16])));1;&quot;ERR!&quot;)" table:style-name="ce34">
            <text:p>ok</text:p>
          </table:table-cell>
          <table:table-cell table:number-columns-repeated="3" table:style-name="ce1"/>
          <table:table-cell office:value-type="string" table:style-name="ce7">
            <text:p>=SUM(SheetA!Criteria)</text:p>
          </table:table-cell>
          <table:table-cell office:value-type="float" office:value="3" table:formula="of:=SUM('SheetA'.$$Criteria)" table:style-name="ce7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formula="of:=IF(IF(AND(ISERROR([.I16]);ISERROR([.J16]));ERROR.TYPE([.I16])=ERROR.TYPE([.J16]);IF(AND(NOT(ISERROR([.I16]));NOT(ISERROR([.J16])));AND(ISBLANK([.I16])=ISBLANK([.J16]);[.I16]=[.J16])));1;&quot;ERR!&quot;)" table:style-name="ce34">
            <text:p>ok</text:p>
          </table:table-cell>
          <table:table-cell table:number-columns-repeated="16373"/>
        </table:table-row>
        <table:table-row table:style-name="ro2">
          <table:table-cell table:number-columns-repeated="7" table:style-name="ce1"/>
          <table:table-cell office:value-type="string" table:style-name="ce7">
            <text:p>=COUNTA(SheetA!Extract)</text:p>
          </table:table-cell>
          <table:table-cell office:value-type="float" office:value="2" table:formula="of:=COUNTA('SheetA'.$$Extract)" table:style-name="ce7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IF(AND(ISERROR([.I17]);ISERROR([.J17]));ERROR.TYPE([.I17])=ERROR.TYPE([.J17]);IF(AND(NOT(ISERROR([.I17]));NOT(ISERROR([.J17])));AND(ISBLANK([.I17])=ISBLANK([.J17]);[.I17]=[.J17])));1;&quot;ERR!&quot;)" table:style-name="ce34">
            <text:p>ok</text:p>
          </table:table-cell>
          <table:table-cell table:number-columns-repeated="16373"/>
        </table:table-row>
        <table:table-row table:style-name="ro4">
          <table:table-cell office:value-type="string" table:style-name="ce4">
            <text:p>1.4 - GLOBAL NAME "globalname"</text:p>
          </table:table-cell>
          <table:table-cell table:number-columns-repeated="3" table:style-name="ce4"/>
          <table:table-cell table:number-columns-repeated="16380" table:style-name="ce1"/>
        </table:table-row>
        <table:table-row table:style-name="ro4">
          <table:table-cell office:value-type="string" table:style-name="ce5">
            <text:p>Formula</text:p>
          </table:table-cell>
          <table:table-cell office:value-type="string" table:style-name="ce5">
            <text:p>Is</text:p>
          </table:table-cell>
          <table:table-cell office:value-type="string" table:style-name="ce5">
            <text:p>Must</text:p>
          </table:table-cell>
          <table:table-cell office:value-type="string" table:style-name="ce5">
            <text:p>Ok?</text:p>
          </table:table-cell>
          <table:table-cell table:number-columns-repeated="3" table:style-name="ce1"/>
          <table:table-cell office:value-type="string" table:style-name="ce4">
            <text:p>1.7 - GLOBAL BUILT-IN NAME "Criteria"</text:p>
          </table:table-cell>
          <table:table-cell office:value-type="string" table:style-name="ce4">
            <text:p>DEFINED:</text:p>
          </table:table-cell>
          <table:table-cell table:style-name="ce4"/>
          <table:table-cell office:value-type="float" office:value="23" table:style-name="ce6">
            <text:p>23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=globalname</text:p>
          </table:table-cell>
          <table:table-cell office:value-type="float" office:value="4" table:formula="of:=$$globalname" table:style-name="ce7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formula="of:=IF(IF(AND(ISERROR([.B20]);ISERROR([.C20]));ERROR.TYPE([.B20])=ERROR.TYPE([.C20]);IF(AND(NOT(ISERROR([.B20]));NOT(ISERROR([.C20])));AND(ISBLANK([.B20])=ISBLANK([.C20]);[.B20]=[.C20])));1;&quot;ERR!&quot;)" table:style-name="ce34">
            <text:p>ok</text:p>
          </table:table-cell>
          <table:table-cell table:number-columns-repeated="3" table:style-name="ce1"/>
          <table:table-cell office:value-type="string" table:style-name="ce5">
            <text:p>Formula</text:p>
          </table:table-cell>
          <table:table-cell office:value-type="string" table:style-name="ce5">
            <text:p>Is</text:p>
          </table:table-cell>
          <table:table-cell office:value-type="string" table:style-name="ce5">
            <text:p>Must</text:p>
          </table:table-cell>
          <table:table-cell office:value-type="string" table:style-name="ce5">
            <text:p>Ok?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=definedname_import_oox7.xlsx!globalname</text:p>
          </table:table-cell>
          <table:table-cell office:value-type="float" office:value="4" table:formula="of:='file:///D:/Cloud/Copy/Dokumente/qa/test/xlsx/Spreadsheet-Features/content/definedname_import_xml_12.ods'#$$globalname" table:style-name="ce7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formula="of:=IF(IF(AND(ISERROR([.B21]);ISERROR([.C21]));ERROR.TYPE([.B21])=ERROR.TYPE([.C21]);IF(AND(NOT(ISERROR([.B21]));NOT(ISERROR([.C21])));AND(ISBLANK([.B21])=ISBLANK([.C21]);[.B21]=[.C21])));1;&quot;ERR!&quot;)" table:style-name="ce34">
            <text:p>ok</text:p>
          </table:table-cell>
          <table:table-cell table:number-columns-repeated="3" table:style-name="ce1"/>
          <table:table-cell office:value-type="string" table:style-name="ce7">
            <text:p>=SUM(Criteria)</text:p>
          </table:table-cell>
          <table:table-cell office:value-type="float" office:value="23" table:formula="of:=SUM($$Criteria)" table:style-name="ce7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1" table:formula="of:=IF(IF(AND(ISERROR([.I21]);ISERROR([.J21]));ERROR.TYPE([.I21])=ERROR.TYPE([.J21]);IF(AND(NOT(ISERROR([.I21]));NOT(ISERROR([.J21])));AND(ISBLANK([.I21])=ISBLANK([.J21]);[.I21]=[.J21])));1;&quot;ERR!&quot;)" table:style-name="ce34">
            <text:p>ok</text:p>
          </table:table-cell>
          <table:table-cell table:number-columns-repeated="16373"/>
        </table:table-row>
        <table:table-row table:style-name="ro2">
          <table:table-cell table:number-columns-repeated="7" table:style-name="ce1"/>
          <table:table-cell office:value-type="string" table:style-name="ce7">
            <text:p>=SUM(definedname_import_oox7.xlsx!Criteria)</text:p>
          </table:table-cell>
          <table:table-cell office:value-type="float" office:value="23" table:formula="of:=SUM('file:///D:/Cloud/Copy/Dokumente/qa/test/xlsx/Spreadsheet-Features/content/definedname_import_xml_12.ods'#$$Criteria)" table:style-name="ce7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1" table:formula="of:=IF(IF(AND(ISERROR([.I22]);ISERROR([.J22]));ERROR.TYPE([.I22])=ERROR.TYPE([.J22]);IF(AND(NOT(ISERROR([.I22]));NOT(ISERROR([.J22])));AND(ISBLANK([.I22])=ISBLANK([.J22]);[.I22]=[.J22])));1;&quot;ERR!&quot;)" table:style-name="ce34">
            <text:p>ok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Built-in defined names</text:p>
          </table:table-cell>
          <table:table-cell table:number-columns-repeated="10" table:style-name="ce8"/>
          <table:table-cell table:number-columns-repeated="16373"/>
        </table:table-row>
        <table:table-row table:style-name="ro2">
          <table:table-cell table:number-columns-repeated="4" table:style-name="ce1"/>
          <table:table-cell table:style-name="ce12"/>
          <table:table-cell table:number-columns-repeated="16379" table:style-name="ce1"/>
        </table:table-row>
        <table:table-row table:style-name="ro4">
          <table:table-cell table:number-columns-repeated="4" table:style-name="ce1"/>
          <table:table-cell office:value-type="float" office:value="1" table:style-name="ce12">
            <text:p>1</text:p>
          </table:table-cell>
          <table:table-cell table:number-columns-repeated="2" table:style-name="ce9"/>
          <table:table-cell office:value-type="string" table:style-name="ce9">
            <text:p>Print_Titles</text:p>
          </table:table-cell>
          <table:table-cell table:number-columns-repeated="16376" table:style-name="ce1"/>
        </table:table-row>
        <table:table-row table:style-name="ro4">
          <table:table-cell table:number-columns-repeated="3" table:style-name="ce10"/>
          <table:table-cell office:value-type="float" office:value="1" table:style-name="ce10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5" table:style-name="ce10"/>
          <table:table-cell table:number-columns-repeated="16373"/>
        </table:table-row>
        <table:table-row table:style-name="ro4">
          <table:table-cell table:number-columns-repeated="4" table:style-name="ce1"/>
          <table:table-cell office:value-type="float" office:value="1" table:style-name="ce12">
            <text:p>1</text:p>
          </table:table-cell>
          <table:table-cell table:number-columns-repeated="16379" table:style-name="ce1"/>
        </table:table-row>
        <table:table-row table:style-name="ro2">
          <table:table-cell table:number-columns-repeated="4" table:style-name="ce1"/>
          <table:table-cell table:style-name="ce12"/>
          <table:table-cell office:value-type="float" office:value="1" table:style-name="ce13">
            <text:p>1</text:p>
          </table:table-cell>
          <table:table-cell office:value-type="float" office:value="1" table:style-name="ce14">
            <text:p>1</text:p>
          </table:table-cell>
          <table:table-cell office:value-type="string" table:style-name="ce15">
            <text:p>Print_Area</text:p>
          </table:table-cell>
          <table:table-cell table:number-columns-repeated="16376" table:style-name="ce1"/>
        </table:table-row>
        <table:table-row table:style-name="ro4">
          <table:table-cell table:number-columns-repeated="4" table:style-name="ce1"/>
          <table:table-cell table:style-name="ce12"/>
          <table:table-cell office:value-type="float" office:value="1" table:style-name="ce16">
            <text:p>1</text:p>
          </table:table-cell>
          <table:table-cell office:value-type="float" office:value="2" table:style-name="ce17">
            <text:p>2</text:p>
          </table:table-cell>
          <table:table-cell table:style-name="ce15"/>
          <table:table-cell table:number-columns-repeated="16376" table:style-name="ce1"/>
        </table:table-row>
        <table:table-row table:style-name="ro4">
          <table:table-cell table:number-columns-repeated="4" table:style-name="ce1"/>
          <table:table-cell table:style-name="ce12"/>
          <table:table-cell table:number-columns-repeated="16379" table:style-name="ce1"/>
        </table:table-row>
        <table:table-row table:style-name="ro2">
          <table:table-cell table:number-columns-repeated="4" table:style-name="ce1"/>
          <table:table-cell table:style-name="ce12"/>
          <table:table-cell office:value-type="string" table:style-name="ce20">
            <text:p>A</text:p>
          </table:table-cell>
          <table:table-cell office:value-type="string" table:style-name="ce21">
            <text:p>B</text:p>
          </table:table-cell>
          <table:table-cell office:value-type="string" table:style-name="ce18">
            <text:p>_FilterDatabase</text:p>
          </table:table-cell>
          <table:table-cell table:number-columns-repeated="16376" table:style-name="ce1"/>
        </table:table-row>
        <table:table-row table:style-name="ro2">
          <table:table-cell table:number-columns-repeated="4"/>
          <table:table-cell table:style-name="ce12"/>
          <table:table-cell office:value-type="float" office:value="1" table:style-name="ce22">
            <text:p>1</text:p>
          </table:table-cell>
          <table:table-cell office:value-type="float" office:value="3" table:style-name="ce23">
            <text:p>3</text:p>
          </table:table-cell>
          <table:table-cell table:style-name="ce18"/>
          <table:table-cell table:number-columns-repeated="16376"/>
        </table:table-row>
        <table:table-row table:style-name="ro4">
          <table:table-cell table:number-columns-repeated="4"/>
          <table:table-cell table:style-name="ce12"/>
          <table:table-cell office:value-type="float" office:value="2" table:style-name="ce24">
            <text:p>2</text:p>
          </table:table-cell>
          <table:table-cell office:value-type="float" office:value="1" table:style-name="ce25">
            <text:p>1</text:p>
          </table:table-cell>
          <table:table-cell table:style-name="ce18"/>
          <table:table-cell table:number-columns-repeated="16376"/>
        </table:table-row>
        <table:table-row table:style-name="ro2">
          <table:table-cell table:number-columns-repeated="4"/>
          <table:table-cell table:style-name="ce12"/>
          <table:table-cell table:number-columns-repeated="16379" table:style-name="ce1"/>
        </table:table-row>
        <table:table-row table:number-rows-repeated="1048541" table:style-name="ro2">
          <table:table-cell table:number-columns-repeated="16384"/>
        </table:table-row>
        <table:named-expressions>
          <table:named-range table:name="Print_Area" table:cell-range-address="SheetB.$F$29:SheetB.$G$30" table:base-cell-address="SheetB.$A$1"/>
          <table:named-expression table:name="Print_Titles" table:expression="of:=[SheetB.$E:.$E]~[SheetB.$27:.$27]" table:base-cell-address="SheetB.$A$1"/>
          <table:named-range table:name="name" table:cell-range-address="SheetB.$D$5" table:base-cell-address="SheetB.$A$1"/>
        </table:named-expressions>
      </table:table>
      <table:table table:name="SheetA" table:style-name="ta1">
        <table:table-column table:style-name="co1" table:default-cell-style-name="ce1"/>
        <table:table-column table:style-name="co2" table:number-columns-repeated="7" table:default-cell-style-name="ce1"/>
        <table:table-column table:style-name="co5" table:default-cell-style-name="ce1"/>
        <table:table-column table:style-name="co2" table:number-columns-repeated="3" table:default-cell-style-name="ce1"/>
        <table:table-column table:style-name="co4" table:number-columns-repeated="16372" table:default-cell-style-name="ce1"/>
        <table:table-row table:style-name="ro1">
          <table:table-cell office:value-type="string" table:style-name="ce2">
            <text:p>DEFINED NAMES TEST DOCUMENT</text:p>
          </table:table-cell>
          <table:table-cell table:number-columns-repeated="11" table:style-name="ce2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2 - GLOBAL AND LOCAL NAMES ON "SheetA"</text:p>
          </table:table-cell>
          <table:table-cell table:number-columns-repeated="11" table:style-name="ce3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1 - LOCAL NAME "name"</text:p>
          </table:table-cell>
          <table:table-cell office:value-type="string" table:style-name="ce4">
            <text:p>DEFINED:</text:p>
          </table:table-cell>
          <table:table-cell table:style-name="ce4"/>
          <table:table-cell office:value-type="float" office:value="3" table:style-name="ce6">
            <text:p>3</text:p>
          </table:table-cell>
          <table:table-cell table:number-columns-repeated="4" table:style-name="ce1"/>
          <table:table-cell office:value-type="string" table:style-name="ce4">
            <text:p>2.5 - LOCAL BUILT-IN NAMES</text:p>
          </table:table-cell>
          <table:table-cell table:number-columns-repeated="3" table:style-name="ce4"/>
          <table:table-cell table:number-columns-repeated="16372"/>
        </table:table-row>
        <table:table-row table:style-name="ro2">
          <table:table-cell office:value-type="string" table:style-name="ce5">
            <text:p>Formula</text:p>
          </table:table-cell>
          <table:table-cell office:value-type="string" table:style-name="ce5">
            <text:p>Is</text:p>
          </table:table-cell>
          <table:table-cell office:value-type="string" table:style-name="ce5">
            <text:p>Must</text:p>
          </table:table-cell>
          <table:table-cell office:value-type="string" table:style-name="ce5">
            <text:p>Ok?</text:p>
          </table:table-cell>
          <table:table-cell table:number-columns-repeated="4" table:style-name="ce1"/>
          <table:table-cell office:value-type="string" table:style-name="ce5">
            <text:p>Formula</text:p>
          </table:table-cell>
          <table:table-cell office:value-type="string" table:style-name="ce5">
            <text:p>Is</text:p>
          </table:table-cell>
          <table:table-cell office:value-type="string" table:style-name="ce5">
            <text:p>Must</text:p>
          </table:table-cell>
          <table:table-cell office:value-type="string" table:style-name="ce5">
            <text:p>Ok?</text:p>
          </table:table-cell>
          <table:table-cell table:number-columns-repeated="16372"/>
        </table:table-row>
        <table:table-row table:style-name="ro2">
          <table:table-cell office:value-type="string" table:style-name="ce7">
            <text:p>=name</text:p>
          </table:table-cell>
          <table:table-cell office:value-type="float" office:value="3" table:formula="of:=$$name" table:style-name="ce7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formula="of:=IF(IF(AND(ISERROR([.B7]);ISERROR([.C7]));ERROR.TYPE([.B7])=ERROR.TYPE([.C7]);IF(AND(NOT(ISERROR([.B7]));NOT(ISERROR([.C7])));AND(ISBLANK([.B7])=ISBLANK([.C7]);[.B7]=[.C7])));1;&quot;ERR!&quot;)" table:style-name="ce34">
            <text:p>ok</text:p>
          </table:table-cell>
          <table:table-cell table:number-columns-repeated="4" table:style-name="ce1"/>
          <table:table-cell office:value-type="string" table:style-name="ce7">
            <text:p>=SUM(Print_Area)+AREAS(Print_Area)</text:p>
          </table:table-cell>
          <table:table-cell office:value-type="float" office:value="20" table:formula="of:=SUM($$Print_Area)+AREAS($$Print_Area)" table:style-name="ce7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1" table:formula="of:=IF(IF(AND(ISERROR([.J7]);ISERROR([.K7]));ERROR.TYPE([.J7])=ERROR.TYPE([.K7]);IF(AND(NOT(ISERROR([.J7]));NOT(ISERROR([.K7])));AND(ISBLANK([.J7])=ISBLANK([.K7]);[.J7]=[.K7])));1;&quot;ERR!&quot;)" table:style-name="ce34">
            <text:p>ok</text:p>
          </table:table-cell>
          <table:table-cell table:number-columns-repeated="16372"/>
        </table:table-row>
        <table:table-row table:style-name="ro2">
          <table:table-cell office:value-type="string" table:style-name="ce7">
            <text:p>=SheetA!name</text:p>
          </table:table-cell>
          <table:table-cell office:value-type="float" office:value="3" table:formula="of:='SheetA'.$$name" table:style-name="ce7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formula="of:=IF(IF(AND(ISERROR([.B8]);ISERROR([.C8]));ERROR.TYPE([.B8])=ERROR.TYPE([.C8]);IF(AND(NOT(ISERROR([.B8]));NOT(ISERROR([.C8])));AND(ISBLANK([.B8])=ISBLANK([.C8]);[.B8]=[.C8])));1;&quot;ERR!&quot;)" table:style-name="ce34">
            <text:p>ok</text:p>
          </table:table-cell>
          <table:table-cell table:number-columns-repeated="4" table:style-name="ce1"/>
          <table:table-cell office:value-type="string" table:style-name="ce7">
            <text:p>=SUM(Print_Titles)+AREAS(Print_Titles)</text:p>
          </table:table-cell>
          <table:table-cell office:value-type="float" office:value="21" table:formula="of:=SUM($$Print_Titles)+AREAS($$Print_Titles)" table:style-name="ce7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1" table:formula="of:=IF(IF(AND(ISERROR([.J8]);ISERROR([.K8]));ERROR.TYPE([.J8])=ERROR.TYPE([.K8]);IF(AND(NOT(ISERROR([.J8]));NOT(ISERROR([.K8])));AND(ISBLANK([.J8])=ISBLANK([.K8]);[.J8]=[.K8])));1;&quot;ERR!&quot;)" table:style-name="ce34">
            <text:p>ok</text:p>
          </table:table-cell>
          <table:table-cell table:number-columns-repeated="16372"/>
        </table:table-row>
        <table:table-row table:style-name="ro2">
          <table:table-cell table:number-columns-repeated="8" table:style-name="ce1"/>
          <table:table-cell office:value-type="string" table:style-name="ce7">
            <text:p>=SUM(_FilterDatabase)</text:p>
          </table:table-cell>
          <table:table-cell office:value-type="float" office:value="22" table:formula="of:=SUM($$_FilterDatabase)" table:style-name="ce7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1" table:formula="of:=IF(IF(AND(ISERROR([.J9]);ISERROR([.K9]));ERROR.TYPE([.J9])=ERROR.TYPE([.K9]);IF(AND(NOT(ISERROR([.J9]));NOT(ISERROR([.K9])));AND(ISBLANK([.J9])=ISBLANK([.K9]);[.J9]=[.K9])));1;&quot;ERR!&quot;)" table:style-name="ce34">
            <text:p>ok</text:p>
          </table:table-cell>
          <table:table-cell table:number-columns-repeated="16372"/>
        </table:table-row>
        <table:table-row table:style-name="ro4">
          <table:table-cell office:value-type="string" table:style-name="ce4">
            <text:p>2.2 - GLOBAL NAME "name"</text:p>
          </table:table-cell>
          <table:table-cell table:number-columns-repeated="3" table:style-name="ce4"/>
          <table:table-cell table:number-columns-repeated="4" table:style-name="ce1"/>
          <table:table-cell office:value-type="string" table:style-name="ce7">
            <text:p>=SUM(Criteria)</text:p>
          </table:table-cell>
          <table:table-cell office:value-type="float" office:value="3" table:formula="of:=SUM($$Criteria)" table:style-name="ce7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formula="of:=IF(IF(AND(ISERROR([.J10]);ISERROR([.K10]));ERROR.TYPE([.J10])=ERROR.TYPE([.K10]);IF(AND(NOT(ISERROR([.J10]));NOT(ISERROR([.K10])));AND(ISBLANK([.J10])=ISBLANK([.K10]);[.J10]=[.K10])));1;&quot;ERR!&quot;)" table:style-name="ce34">
            <text:p>ok</text:p>
          </table:table-cell>
          <table:table-cell table:number-columns-repeated="16372"/>
        </table:table-row>
        <table:table-row table:style-name="ro2">
          <table:table-cell office:value-type="string" table:style-name="ce5">
            <text:p>Formula</text:p>
          </table:table-cell>
          <table:table-cell office:value-type="string" table:style-name="ce5">
            <text:p>Is</text:p>
          </table:table-cell>
          <table:table-cell office:value-type="string" table:style-name="ce5">
            <text:p>Must</text:p>
          </table:table-cell>
          <table:table-cell office:value-type="string" table:style-name="ce5">
            <text:p>Ok?</text:p>
          </table:table-cell>
          <table:table-cell table:number-columns-repeated="4" table:style-name="ce1"/>
          <table:table-cell office:value-type="string" table:style-name="ce7">
            <text:p>=COUNTA(Extract)</text:p>
          </table:table-cell>
          <table:table-cell office:value-type="float" office:value="2" table:formula="of:=COUNTA($$Extract)" table:style-name="ce7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IF(AND(ISERROR([.J11]);ISERROR([.K11]));ERROR.TYPE([.J11])=ERROR.TYPE([.K11]);IF(AND(NOT(ISERROR([.J11]));NOT(ISERROR([.K11])));AND(ISBLANK([.J11])=ISBLANK([.K11]);[.J11]=[.K11])));1;&quot;ERR!&quot;)" table:style-name="ce34">
            <text:p>ok</text:p>
          </table:table-cell>
          <table:table-cell table:number-columns-repeated="16372"/>
        </table:table-row>
        <table:table-row table:style-name="ro2">
          <table:table-cell office:value-type="string" table:style-name="ce7">
            <text:p>=definedname_import_oox7.xlsx!name</text:p>
          </table:table-cell>
          <table:table-cell office:value-type="float" office:value="2" table:formula="of:='file:///D:/Cloud/Copy/Dokumente/qa/test/xlsx/Spreadsheet-Features/content/definedname_import_xml_12.ods'#$$name" table:style-name="ce7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IF(AND(ISERROR([.B12]);ISERROR([.C12]));ERROR.TYPE([.B12])=ERROR.TYPE([.C12]);IF(AND(NOT(ISERROR([.B12]));NOT(ISERROR([.C12])));AND(ISBLANK([.B12])=ISBLANK([.C12]);[.B12]=[.C12])));1;&quot;ERR!&quot;)" table:style-name="ce34">
            <text:p>ok</text:p>
          </table:table-cell>
          <table:table-cell table:number-columns-repeated="16380" table:style-name="ce1"/>
        </table:table-row>
        <table:table-row table:style-name="ro4">
          <table:table-cell table:number-columns-repeated="8" table:style-name="ce1"/>
          <table:table-cell office:value-type="string" table:style-name="ce4">
            <text:p>2.6 - BUILT-IN NAMES FROM "SheetB"</text:p>
          </table:table-cell>
          <table:table-cell table:number-columns-repeated="3" table:style-name="ce4"/>
          <table:table-cell table:number-columns-repeated="16372"/>
        </table:table-row>
        <table:table-row table:style-name="ro4">
          <table:table-cell office:value-type="string" table:style-name="ce4">
            <text:p>2.3 - LOCAL NAME "name" FROM "SheetB"</text:p>
          </table:table-cell>
          <table:table-cell table:number-columns-repeated="3" table:style-name="ce4"/>
          <table:table-cell table:number-columns-repeated="4" table:style-name="ce1"/>
          <table:table-cell office:value-type="string" table:style-name="ce5">
            <text:p>Formula</text:p>
          </table:table-cell>
          <table:table-cell office:value-type="string" table:style-name="ce5">
            <text:p>Is</text:p>
          </table:table-cell>
          <table:table-cell office:value-type="string" table:style-name="ce5">
            <text:p>Must</text:p>
          </table:table-cell>
          <table:table-cell office:value-type="string" table:style-name="ce5">
            <text:p>Ok?</text:p>
          </table:table-cell>
          <table:table-cell table:number-columns-repeated="16372"/>
        </table:table-row>
        <table:table-row table:style-name="ro2">
          <table:table-cell office:value-type="string" table:style-name="ce5">
            <text:p>Formula</text:p>
          </table:table-cell>
          <table:table-cell office:value-type="string" table:style-name="ce5">
            <text:p>Is</text:p>
          </table:table-cell>
          <table:table-cell office:value-type="string" table:style-name="ce5">
            <text:p>Must</text:p>
          </table:table-cell>
          <table:table-cell office:value-type="string" table:style-name="ce5">
            <text:p>Ok?</text:p>
          </table:table-cell>
          <table:table-cell table:number-columns-repeated="4" table:style-name="ce1"/>
          <table:table-cell office:value-type="string" table:style-name="ce7">
            <text:p>=SUM(SheetB!Print_Area)</text:p>
          </table:table-cell>
          <table:table-cell office:value-type="float" office:value="5" table:formula="of:=SUM('SheetB'.$$Print_Area)" table:style-name="ce7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formula="of:=IF(IF(AND(ISERROR([.J15]);ISERROR([.K15]));ERROR.TYPE([.J15])=ERROR.TYPE([.K15]);IF(AND(NOT(ISERROR([.J15]));NOT(ISERROR([.K15])));AND(ISBLANK([.J15])=ISBLANK([.K15]);[.J15]=[.K15])));1;&quot;ERR!&quot;)" table:style-name="ce34">
            <text:p>ok</text:p>
          </table:table-cell>
          <table:table-cell table:number-columns-repeated="16372"/>
        </table:table-row>
        <table:table-row table:style-name="ro2">
          <table:table-cell office:value-type="string" table:style-name="ce7">
            <text:p>=SheetB!name</text:p>
          </table:table-cell>
          <table:table-cell office:value-type="float" office:value="1" table:formula="of:='SheetB'.$$name" table:style-name="ce7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B16]);ISERROR([.C16]));ERROR.TYPE([.B16])=ERROR.TYPE([.C16]);IF(AND(NOT(ISERROR([.B16]));NOT(ISERROR([.C16])));AND(ISBLANK([.B16])=ISBLANK([.C16]);[.B16]=[.C16])));1;&quot;ERR!&quot;)" table:style-name="ce34">
            <text:p>ok</text:p>
          </table:table-cell>
          <table:table-cell table:number-columns-repeated="4" table:style-name="ce1"/>
          <table:table-cell office:value-type="string" table:style-name="ce7">
            <text:p>=SUM(SheetB!Print_Titles)</text:p>
          </table:table-cell>
          <table:table-cell office:value-type="float" office:value="6" table:formula="of:=SUM('SheetB'.$$Print_Titles)" table:style-name="ce7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formula="of:=IF(IF(AND(ISERROR([.J16]);ISERROR([.K16]));ERROR.TYPE([.J16])=ERROR.TYPE([.K16]);IF(AND(NOT(ISERROR([.J16]));NOT(ISERROR([.K16])));AND(ISBLANK([.J16])=ISBLANK([.K16]);[.J16]=[.K16])));1;&quot;ERR!&quot;)" table:style-name="ce34">
            <text:p>ok</text:p>
          </table:table-cell>
          <table:table-cell table:number-columns-repeated="16372"/>
        </table:table-row>
        <table:table-row table:style-name="ro2">
          <table:table-cell table:number-columns-repeated="8" table:style-name="ce1"/>
          <table:table-cell office:value-type="string" table:style-name="ce7">
            <text:p>=SUM(SheetB!_FilterDatabase)</text:p>
          </table:table-cell>
          <table:table-cell office:value-type="float" office:value="7" table:formula="of:=SUM('SheetB'.$$_FilterDatabase)" table:style-name="ce7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1" table:formula="of:=IF(IF(AND(ISERROR([.J17]);ISERROR([.K17]));ERROR.TYPE([.J17])=ERROR.TYPE([.K17]);IF(AND(NOT(ISERROR([.J17]));NOT(ISERROR([.K17])));AND(ISBLANK([.J17])=ISBLANK([.K17]);[.J17]=[.K17])));1;&quot;ERR!&quot;)" table:style-name="ce34">
            <text:p>ok</text:p>
          </table:table-cell>
          <table:table-cell table:number-columns-repeated="16372"/>
        </table:table-row>
        <table:table-row table:style-name="ro4">
          <table:table-cell office:value-type="string" table:style-name="ce4">
            <text:p>2.4 - GLOBAL NAME "globalname"</text:p>
          </table:table-cell>
          <table:table-cell office:value-type="string" table:style-name="ce4">
            <text:p>DEFINED:</text:p>
          </table:table-cell>
          <table:table-cell table:style-name="ce4"/>
          <table:table-cell office:value-type="float" office:value="4" table:style-name="ce6">
            <text:p>4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5">
            <text:p>Formula</text:p>
          </table:table-cell>
          <table:table-cell office:value-type="string" table:style-name="ce5">
            <text:p>Is</text:p>
          </table:table-cell>
          <table:table-cell office:value-type="string" table:style-name="ce5">
            <text:p>Must</text:p>
          </table:table-cell>
          <table:table-cell office:value-type="string" table:style-name="ce5">
            <text:p>Ok?</text:p>
          </table:table-cell>
          <table:table-cell table:number-columns-repeated="4" table:style-name="ce1"/>
          <table:table-cell office:value-type="string" table:style-name="ce4">
            <text:p>2.7 - GLOBAL BUILT-IN NAME "Criteria"</text:p>
          </table:table-cell>
          <table:table-cell table:number-columns-repeated="3" table:style-name="ce4"/>
          <table:table-cell table:number-columns-repeated="16372"/>
        </table:table-row>
        <table:table-row table:style-name="ro2">
          <table:table-cell office:value-type="string" table:style-name="ce7">
            <text:p>=globalname</text:p>
          </table:table-cell>
          <table:table-cell office:value-type="float" office:value="4" table:formula="of:=$$globalname" table:style-name="ce7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formula="of:=IF(IF(AND(ISERROR([.B20]);ISERROR([.C20]));ERROR.TYPE([.B20])=ERROR.TYPE([.C20]);IF(AND(NOT(ISERROR([.B20]));NOT(ISERROR([.C20])));AND(ISBLANK([.B20])=ISBLANK([.C20]);[.B20]=[.C20])));1;&quot;ERR!&quot;)" table:style-name="ce34">
            <text:p>ok</text:p>
          </table:table-cell>
          <table:table-cell table:number-columns-repeated="4" table:style-name="ce1"/>
          <table:table-cell office:value-type="string" table:style-name="ce5">
            <text:p>Formula</text:p>
          </table:table-cell>
          <table:table-cell office:value-type="string" table:style-name="ce5">
            <text:p>Is</text:p>
          </table:table-cell>
          <table:table-cell office:value-type="string" table:style-name="ce5">
            <text:p>Must</text:p>
          </table:table-cell>
          <table:table-cell office:value-type="string" table:style-name="ce5">
            <text:p>Ok?</text:p>
          </table:table-cell>
          <table:table-cell table:number-columns-repeated="16372"/>
        </table:table-row>
        <table:table-row table:style-name="ro2">
          <table:table-cell office:value-type="string" table:style-name="ce7">
            <text:p>=definedname_import_oox7.xlsx!globalname</text:p>
          </table:table-cell>
          <table:table-cell office:value-type="float" office:value="4" table:formula="of:='file:///D:/Cloud/Copy/Dokumente/qa/test/xlsx/Spreadsheet-Features/content/definedname_import_xml_12.ods'#$$globalname" table:style-name="ce7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formula="of:=IF(IF(AND(ISERROR([.B21]);ISERROR([.C21]));ERROR.TYPE([.B21])=ERROR.TYPE([.C21]);IF(AND(NOT(ISERROR([.B21]));NOT(ISERROR([.C21])));AND(ISBLANK([.B21])=ISBLANK([.C21]);[.B21]=[.C21])));1;&quot;ERR!&quot;)" table:style-name="ce34">
            <text:p>ok</text:p>
          </table:table-cell>
          <table:table-cell table:number-columns-repeated="4" table:style-name="ce1"/>
          <table:table-cell office:value-type="string" table:style-name="ce7">
            <text:p>=SUM(Criteria)</text:p>
          </table:table-cell>
          <table:table-cell office:value-type="float" office:value="3" table:formula="of:=SUM($$Criteria)" table:style-name="ce7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formula="of:=IF(IF(AND(ISERROR([.J21]);ISERROR([.K21]));ERROR.TYPE([.J21])=ERROR.TYPE([.K21]);IF(AND(NOT(ISERROR([.J21]));NOT(ISERROR([.K21])));AND(ISBLANK([.J21])=ISBLANK([.K21]);[.J21]=[.K21])));1;&quot;ERR!&quot;)" table:style-name="ce34">
            <text:p>ok</text:p>
          </table:table-cell>
          <table:table-cell table:number-columns-repeated="16372"/>
        </table:table-row>
        <table:table-row table:style-name="ro2">
          <table:table-cell table:number-columns-repeated="8" table:style-name="ce1"/>
          <table:table-cell office:value-type="string" table:style-name="ce7">
            <text:p>=SUM(definedname_import_oox7.xlsx!Criteria)</text:p>
          </table:table-cell>
          <table:table-cell office:value-type="float" office:value="23" table:formula="of:=SUM('file:///D:/Cloud/Copy/Dokumente/qa/test/xlsx/Spreadsheet-Features/content/definedname_import_xml_12.ods'#$$Criteria)" table:style-name="ce7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1" table:formula="of:=IF(IF(AND(ISERROR([.J22]);ISERROR([.K22]));ERROR.TYPE([.J22])=ERROR.TYPE([.K22]);IF(AND(NOT(ISERROR([.J22]));NOT(ISERROR([.K22])));AND(ISBLANK([.J22])=ISBLANK([.K22]);[.J22]=[.K22])));1;&quot;ERR!&quot;)" table:style-name="ce34">
            <text:p>ok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Built-in defined names</text:p>
          </table:table-cell>
          <table:table-cell table:number-columns-repeated="11" table:style-name="ce8"/>
          <table:table-cell table:number-columns-repeated="16372"/>
        </table:table-row>
        <table:table-row table:style-name="ro2">
          <table:table-cell table:number-columns-repeated="4" table:style-name="ce1"/>
          <table:table-cell table:style-name="ce19"/>
          <table:table-cell table:style-name="ce26"/>
          <table:table-cell table:number-columns-repeated="16378" table:style-name="ce1"/>
        </table:table-row>
        <table:table-row table:style-name="ro4">
          <table:table-cell table:number-columns-repeated="4" table:style-name="ce1"/>
          <table:table-cell office:value-type="float" office:value="1" table:style-name="ce19">
            <text:p>1</text:p>
          </table:table-cell>
          <table:table-cell office:value-type="float" office:value="1" table:style-name="ce26">
            <text:p>1</text:p>
          </table:table-cell>
          <table:table-cell table:number-columns-repeated="2" table:style-name="ce9"/>
          <table:table-cell office:value-type="string" table:style-name="ce9">
            <text:p>Print_Titles</text:p>
          </table:table-cell>
          <table:table-cell table:number-columns-repeated="16375" table:style-name="ce1"/>
        </table:table-row>
        <table:table-row table:style-name="ro2">
          <table:table-cell table:number-columns-repeated="3" table:style-name="ce27"/>
          <table:table-cell office:value-type="float" office:value="1" table:style-name="ce27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27">
            <text:p>2</text:p>
          </table:table-cell>
          <table:table-cell table:number-columns-repeated="5" table:style-name="ce27"/>
          <table:table-cell table:number-columns-repeated="16372"/>
        </table:table-row>
        <table:table-row table:style-name="ro4">
          <table:table-cell table:number-columns-repeated="3" table:style-name="ce28"/>
          <table:table-cell office:value-type="float" office:value="1" table:style-name="ce28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28">
            <text:p>2</text:p>
          </table:table-cell>
          <table:table-cell table:number-columns-repeated="5" table:style-name="ce28"/>
          <table:table-cell table:number-columns-repeated="16372"/>
        </table:table-row>
        <table:table-row table:style-name="ro4">
          <table:table-cell table:number-columns-repeated="4" table:style-name="ce1"/>
          <table:table-cell office:value-type="float" office:value="1" table:style-name="ce19">
            <text:p>1</text:p>
          </table:table-cell>
          <table:table-cell office:value-type="float" office:value="2" table:style-name="ce26">
            <text:p>2</text:p>
          </table:table-cell>
          <table:table-cell table:number-columns-repeated="16378" table:style-name="ce1"/>
        </table:table-row>
        <table:table-row table:style-name="ro2">
          <table:table-cell table:number-columns-repeated="4" table:style-name="ce1"/>
          <table:table-cell table:style-name="ce19"/>
          <table:table-cell table:style-name="ce26"/>
          <table:table-cell office:value-type="float" office:value="1" table:style-name="ce13">
            <text:p>1</text:p>
          </table:table-cell>
          <table:table-cell office:value-type="float" office:value="1" table:style-name="ce14">
            <text:p>1</text:p>
          </table:table-cell>
          <table:table-cell office:value-type="string" table:style-name="ce15">
            <text:p>Print_Area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4">
            <text:p>1</text:p>
          </table:table-cell>
          <table:table-cell table:number-columns-repeated="16373" table:style-name="ce1"/>
        </table:table-row>
        <table:table-row table:style-name="ro4">
          <table:table-cell table:number-columns-repeated="4" table:style-name="ce1"/>
          <table:table-cell table:style-name="ce19"/>
          <table:table-cell table:style-name="ce26"/>
          <table:table-cell office:value-type="float" office:value="1" table:style-name="ce16">
            <text:p>1</text:p>
          </table:table-cell>
          <table:table-cell office:value-type="float" office:value="1" table:style-name="ce17">
            <text:p>1</text:p>
          </table:table-cell>
          <table:table-cell table:style-name="ce15"/>
          <table:table-cell office:value-type="float" office:value="1" table:style-name="ce16">
            <text:p>1</text:p>
          </table:table-cell>
          <table:table-cell office:value-type="float" office:value="1" table:style-name="ce17">
            <text:p>1</text:p>
          </table:table-cell>
          <table:table-cell table:number-columns-repeated="16373" table:style-name="ce1"/>
        </table:table-row>
        <table:table-row table:style-name="ro4">
          <table:table-cell table:number-columns-repeated="4" table:style-name="ce1"/>
          <table:table-cell table:style-name="ce19"/>
          <table:table-cell table:style-name="ce26"/>
          <table:table-cell table:number-columns-repeated="5" table:style-name="ce15"/>
          <table:table-cell table:number-columns-repeated="16373" table:style-name="ce1"/>
        </table:table-row>
        <table:table-row table:style-name="ro2">
          <table:table-cell table:number-columns-repeated="4"/>
          <table:table-cell table:style-name="ce19"/>
          <table:table-cell table:style-name="ce26"/>
          <table:table-cell office:value-type="float" office:value="1" table:style-name="ce13">
            <text:p>1</text:p>
          </table:table-cell>
          <table:table-cell office:value-type="float" office:value="1" table:style-name="ce14">
            <text:p>1</text:p>
          </table:table-cell>
          <table:table-cell table:style-name="ce15"/>
          <table:table-cell office:value-type="float" office:value="1" table:style-name="ce13">
            <text:p>1</text:p>
          </table:table-cell>
          <table:table-cell office:value-type="float" office:value="1" table:style-name="ce14">
            <text:p>1</text:p>
          </table:table-cell>
          <table:table-cell table:number-columns-repeated="16373"/>
        </table:table-row>
        <table:table-row table:style-name="ro4">
          <table:table-cell table:number-columns-repeated="4"/>
          <table:table-cell table:style-name="ce19"/>
          <table:table-cell table:style-name="ce26"/>
          <table:table-cell office:value-type="float" office:value="1" table:style-name="ce16">
            <text:p>1</text:p>
          </table:table-cell>
          <table:table-cell office:value-type="float" office:value="1" table:style-name="ce17">
            <text:p>1</text:p>
          </table:table-cell>
          <table:table-cell table:style-name="ce15"/>
          <table:table-cell office:value-type="float" office:value="1" table:style-name="ce16">
            <text:p>1</text:p>
          </table:table-cell>
          <table:table-cell office:value-type="float" office:value="1" table:style-name="ce17">
            <text:p>1</text:p>
          </table:table-cell>
          <table:table-cell table:number-columns-repeated="16373"/>
        </table:table-row>
        <table:table-row table:style-name="ro4">
          <table:table-cell table:number-columns-repeated="4"/>
          <table:table-cell table:style-name="ce19"/>
          <table:table-cell table:style-name="ce26"/>
          <table:table-cell table:number-columns-repeated="16378" table:style-name="ce1"/>
        </table:table-row>
        <table:table-row table:style-name="ro2">
          <table:table-cell table:number-columns-repeated="4"/>
          <table:table-cell table:style-name="ce19"/>
          <table:table-cell table:style-name="ce26"/>
          <table:table-cell office:value-type="string" table:style-name="ce20">
            <text:p>A</text:p>
          </table:table-cell>
          <table:table-cell office:value-type="string" table:style-name="ce21">
            <text:p>B</text:p>
          </table:table-cell>
          <table:table-cell office:value-type="string" table:style-name="ce18">
            <text:p>_FilterDatabase</text:p>
          </table:table-cell>
          <table:table-cell table:number-columns-repeated="16375" table:style-name="ce1"/>
        </table:table-row>
        <table:table-row table:style-name="ro2">
          <table:table-cell table:number-columns-repeated="4"/>
          <table:table-cell table:style-name="ce19"/>
          <table:table-cell table:style-name="ce26"/>
          <table:table-cell office:value-type="float" office:value="1" table:style-name="ce22">
            <text:p>1</text:p>
          </table:table-cell>
          <table:table-cell office:value-type="float" office:value="4" table:style-name="ce23">
            <text:p>4</text:p>
          </table:table-cell>
          <table:table-cell table:style-name="ce18"/>
          <table:table-cell table:number-columns-repeated="16375" table:style-name="ce1"/>
        </table:table-row>
        <table:table-row table:style-name="ro2">
          <table:table-cell table:number-columns-repeated="4"/>
          <table:table-cell table:style-name="ce19"/>
          <table:table-cell table:style-name="ce26"/>
          <table:table-cell office:value-type="float" office:value="2" table:style-name="ce22">
            <text:p>2</text:p>
          </table:table-cell>
          <table:table-cell office:value-type="float" office:value="5" table:style-name="ce23">
            <text:p>5</text:p>
          </table:table-cell>
          <table:table-cell table:style-name="ce18"/>
          <table:table-cell table:number-columns-repeated="16375" table:style-name="ce1"/>
        </table:table-row>
        <table:table-row table:style-name="ro4">
          <table:table-cell table:number-columns-repeated="4"/>
          <table:table-cell table:style-name="ce19"/>
          <table:table-cell table:style-name="ce26"/>
          <table:table-cell office:value-type="float" office:value="3" table:style-name="ce24">
            <text:p>3</text:p>
          </table:table-cell>
          <table:table-cell office:value-type="float" office:value="7" table:style-name="ce25">
            <text:p>7</text:p>
          </table:table-cell>
          <table:table-cell table:style-name="ce18"/>
          <table:table-cell table:number-columns-repeated="16375" table:style-name="ce1"/>
        </table:table-row>
        <table:table-row table:style-name="ro4">
          <table:table-cell table:number-columns-repeated="4"/>
          <table:table-cell table:style-name="ce19"/>
          <table:table-cell table:style-name="ce26"/>
          <table:table-cell table:number-columns-repeated="16378" table:style-name="ce1"/>
        </table:table-row>
        <table:table-row table:style-name="ro2">
          <table:table-cell table:number-columns-repeated="4"/>
          <table:table-cell table:style-name="ce19"/>
          <table:table-cell table:style-name="ce26"/>
          <table:table-cell table:style-name="ce1"/>
          <table:table-cell office:value-type="string" table:style-name="ce29">
            <text:p>A</text:p>
          </table:table-cell>
          <table:table-cell office:value-type="string" table:style-name="ce18">
            <text:p>Criteria</text:p>
          </table:table-cell>
          <table:table-cell table:number-columns-repeated="16375" table:style-name="ce1"/>
        </table:table-row>
        <table:table-row table:style-name="ro4">
          <table:table-cell table:number-columns-repeated="4"/>
          <table:table-cell table:style-name="ce19"/>
          <table:table-cell table:style-name="ce26"/>
          <table:table-cell table:style-name="ce1"/>
          <table:table-cell office:value-type="float" office:value="3" table:style-name="ce30">
            <text:p>3</text:p>
          </table:table-cell>
          <table:table-cell table:style-name="ce18"/>
          <table:table-cell table:number-columns-repeated="16375" table:style-name="ce1"/>
        </table:table-row>
        <table:table-row table:style-name="ro4">
          <table:table-cell table:number-columns-repeated="4"/>
          <table:table-cell table:style-name="ce19"/>
          <table:table-cell table:style-name="ce26"/>
          <table:table-cell table:number-columns-repeated="16378" table:style-name="ce1"/>
        </table:table-row>
        <table:table-row table:style-name="ro4">
          <table:table-cell table:number-columns-repeated="4"/>
          <table:table-cell table:style-name="ce19"/>
          <table:table-cell table:style-name="ce26"/>
          <table:table-cell office:value-type="string" table:style-name="ce31">
            <text:p>A</text:p>
          </table:table-cell>
          <table:table-cell office:value-type="string" table:style-name="ce32">
            <text:p>B</text:p>
          </table:table-cell>
          <table:table-cell office:value-type="string" table:style-name="ce18">
            <text:p>Extract</text:p>
          </table:table-cell>
          <table:table-cell table:number-columns-repeated="16375" table:style-name="ce1"/>
        </table:table-row>
        <table:table-row table:style-name="ro2">
          <table:table-cell table:number-columns-repeated="4"/>
          <table:table-cell table:style-name="ce19"/>
          <table:table-cell table:style-name="ce26"/>
          <table:table-cell office:value-type="float" office:value="3" table:style-name="ce33">
            <text:p>3</text:p>
          </table:table-cell>
          <table:table-cell office:value-type="float" office:value="7" table:style-name="ce33">
            <text:p>7</text:p>
          </table:table-cell>
          <table:table-cell table:number-columns-repeated="16376" table:style-name="ce1"/>
        </table:table-row>
        <table:table-row table:number-rows-repeated="1048531" table:style-name="ro2">
          <table:table-cell table:number-columns-repeated="16384"/>
        </table:table-row>
        <table:named-expressions>
          <table:named-expression table:name="Print_Area" table:expression="of:=[SheetA.$G$30:.$H$31]~[SheetA.$G$33:.$H$34]~[SheetA.$J$30:.$K$31]~[SheetA.$J$33:.$K$34]" table:base-cell-address="SheetB.$A$1"/>
          <table:named-expression table:name="Print_Titles" table:expression="of:=[SheetA.$E:.$F]~[SheetA.$27:.$28]" table:base-cell-address="SheetB.$A$1"/>
          <table:named-range table:name="name" table:cell-range-address="SheetA.$D$5" table:base-cell-address="SheetA.$A$1"/>
          <table:named-range table:name="Criteria" table:cell-range-address="SheetA.$H$41:SheetA.$H$42" table:base-cell-address="SheetA.$A$1"/>
          <table:named-range table:name="Extract" table:cell-range-address="SheetA.$G$44:SheetA.$H$44" table:base-cell-address="SheetA.$A$1"/>
        </table:named-expressions>
      </table:table>
      <table:table table:name="SheetC" table:style-name="ta2">
        <table:table-column table:style-name="co5" table:default-cell-style-name="ce1"/>
        <table:table-column table:style-name="co6" table:number-columns-repeated="2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2" table:number-columns-repeated="5" table:default-cell-style-name="ce1"/>
        <table:table-column table:style-name="co4" table:number-columns-repeated="16373" table:default-cell-style-name="ce1"/>
        <table:table-row table:style-name="ro1">
          <table:table-cell office:value-type="string" table:style-name="ce2">
            <text:p>DEFINED NAMES TEST DOCUMENT</text:p>
          </table:table-cell>
          <table:table-cell table:number-columns-repeated="10" table:style-name="ce2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3 - OTHER DEFINED NAMES</text:p>
          </table:table-cell>
          <table:table-cell table:number-columns-repeated="10" table:style-name="ce3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3.1 - UNDEFINED NAMES</text:p>
          </table:table-cell>
          <table:table-cell table:number-columns-repeated="3" table:style-name="ce4"/>
          <table:table-cell table:style-name="ce1"/>
          <table:table-cell office:value-type="string" table:style-name="ce4">
            <text:p>3.5 - COMPLEX CONTENTS</text:p>
          </table:table-cell>
          <table:table-cell table:number-columns-repeated="5" table:style-name="ce4"/>
          <table:table-cell table:number-columns-repeated="16373"/>
        </table:table-row>
        <table:table-row table:style-name="ro2">
          <table:table-cell office:value-type="string" table:style-name="ce5">
            <text:p>Formula</text:p>
          </table:table-cell>
          <table:table-cell office:value-type="string" table:style-name="ce5">
            <text:p>Is</text:p>
          </table:table-cell>
          <table:table-cell office:value-type="string" table:style-name="ce5">
            <text:p>Must</text:p>
          </table:table-cell>
          <table:table-cell office:value-type="string" table:style-name="ce5">
            <text:p>Ok?</text:p>
          </table:table-cell>
          <table:table-cell table:style-name="ce1"/>
          <table:table-cell office:value-type="string" table:style-name="ce5">
            <text:p>Name formula</text:p>
          </table:table-cell>
          <table:table-cell table:style-name="ce5"/>
          <table:table-cell office:value-type="string" table:style-name="ce5">
            <text:p>Is</text:p>
          </table:table-cell>
          <table:table-cell table:style-name="ce5"/>
          <table:table-cell office:value-type="string" table:style-name="ce5">
            <text:p>Must</text:p>
          </table:table-cell>
          <table:table-cell office:value-type="string" table:style-name="ce5">
            <text:p>Ok?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=my_name</text:p>
          </table:table-cell>
          <table:table-cell office:value-type="float" office:value="0" table:formula="of:=$$my_name" table:style-name="ce7">
            <text:p>#NAME?</text:p>
          </table:table-cell>
          <table:table-cell office:value-type="float" office:value="0" table:formula="of:=#NAME?" table:style-name="ce1">
            <text:p>#NAME?</text:p>
          </table:table-cell>
          <table:table-cell office:value-type="float" office:value="1" table:formula="of:=IF(IF(AND(ISERROR([.B7]);ISERROR([.C7]));ERROR.TYPE([.B7])=ERROR.TYPE([.C7]);IF(AND(NOT(ISERROR([.B7]));NOT(ISERROR([.C7])));AND(ISBLANK([.B7])=ISBLANK([.C7]);[.B7]=[.C7])));1;&quot;ERR!&quot;)" table:style-name="ce34">
            <text:p>ok</text:p>
          </table:table-cell>
          <table:table-cell table:style-name="ce1"/>
          <table:table-cell office:value-type="string" table:style-name="ce7">
            <text:p>=SheetC!RC[-1]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$$relname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F(AND(ISERROR([.H7]);ISERROR([.J7]));ERROR.TYPE([.H7])=ERROR.TYPE([.J7]);IF(AND(NOT(ISERROR([.H7]));NOT(ISERROR([.J7])));AND(ISBLANK([.H7])=ISBLANK([.J7]);[.H7]=[.J7])));1;&quot;ERR!&quot;)" table:style-name="ce34">
            <text:p>ok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=definedname_import_oox7.xlsx!my_name</text:p>
          </table:table-cell>
          <table:table-cell office:value-type="float" office:value="0" table:formula="of:='file:///D:/Cloud/Copy/Dokumente/qa/test/xlsx/Spreadsheet-Features/content/definedname_import_xml_12.ods'#$$my_name" table:style-name="ce7">
            <text:p>#NAME?</text:p>
          </table:table-cell>
          <table:table-cell office:value-type="float" office:value="0" table:formula="of:=#NAME?" table:style-name="ce1">
            <text:p>#NAME?</text:p>
          </table:table-cell>
          <table:table-cell office:value-type="float" office:value="1" table:formula="of:=IF(IF(AND(ISERROR([.B8]);ISERROR([.C8]));ERROR.TYPE([.B8])=ERROR.TYPE([.C8]);IF(AND(NOT(ISERROR([.B8]));NOT(ISERROR([.C8])));AND(ISBLANK([.B8])=ISBLANK([.C8]);[.B8]=[.C8])));1;&quot;ERR!&quot;)" table:style-name="ce34">
            <text:p>ok</text:p>
          </table:table-cell>
          <table:table-cell table:style-name="ce1"/>
          <table:table-cell office:value-type="string" table:style-name="ce7">
            <text:p>=SheetC!RC[1]</text:p>
          </table:table-cell>
          <table:table-cell office:value-type="float" office:value="3" table:style-name="ce1">
            <text:p>3</text:p>
          </table:table-cell>
          <table:table-cell office:value-type="float" office:value="4" table:formula="of:=$$relname2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formula="of:=IF(IF(AND(ISERROR([.H8]);ISERROR([.J8]));ERROR.TYPE([.H8])=ERROR.TYPE([.J8]);IF(AND(NOT(ISERROR([.H8]));NOT(ISERROR([.J8])));AND(ISBLANK([.H8])=ISBLANK([.J8]);[.H8]=[.J8])));1;&quot;ERR!&quot;)" table:style-name="ce34">
            <text:p>ok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=SheetB!my_name</text:p>
          </table:table-cell>
          <table:table-cell office:value-type="float" office:value="0" table:formula="of:='SheetB'.$$my_name" table:style-name="ce7">
            <text:p>#NAME?</text:p>
          </table:table-cell>
          <table:table-cell office:value-type="float" office:value="0" table:formula="of:=#NAME?" table:style-name="ce1">
            <text:p>#NAME?</text:p>
          </table:table-cell>
          <table:table-cell office:value-type="float" office:value="1" table:formula="of:=IF(IF(AND(ISERROR([.B9]);ISERROR([.C9]));ERROR.TYPE([.B9])=ERROR.TYPE([.C9]);IF(AND(NOT(ISERROR([.B9]));NOT(ISERROR([.C9])));AND(ISBLANK([.B9])=ISBLANK([.C9]);[.B9]=[.C9])));1;&quot;ERR!&quot;)" table:style-name="ce34">
            <text:p>ok</text:p>
          </table:table-cell>
          <table:table-cell table:style-name="ce1"/>
          <table:table-cell office:value-type="string" table:style-name="ce7">
            <text:p>=SheetC!R[1]C[-1]</text:p>
          </table:table-cell>
          <table:table-cell office:value-type="float" office:value="5" table:style-name="ce1">
            <text:p>5</text:p>
          </table:table-cell>
          <table:table-cell office:value-type="float" office:value="7" table:formula="of:=$$relname3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1" table:formula="of:=IF(IF(AND(ISERROR([.H9]);ISERROR([.J9]));ERROR.TYPE([.H9])=ERROR.TYPE([.J9]);IF(AND(NOT(ISERROR([.H9]));NOT(ISERROR([.J9])));AND(ISBLANK([.H9])=ISBLANK([.J9]);[.H9]=[.J9])));1;&quot;ERR!&quot;)" table:style-name="ce34">
            <text:p>ok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=SheetA!my_name</text:p>
          </table:table-cell>
          <table:table-cell office:value-type="float" office:value="0" table:formula="of:='SheetA'.$$my_name" table:style-name="ce7">
            <text:p>#NAME?</text:p>
          </table:table-cell>
          <table:table-cell office:value-type="float" office:value="0" table:formula="of:=#NAME?" table:style-name="ce1">
            <text:p>#NAME?</text:p>
          </table:table-cell>
          <table:table-cell office:value-type="float" office:value="1" table:formula="of:=IF(IF(AND(ISERROR([.B10]);ISERROR([.C10]));ERROR.TYPE([.B10])=ERROR.TYPE([.C10]);IF(AND(NOT(ISERROR([.B10]));NOT(ISERROR([.C10])));AND(ISBLANK([.B10])=ISBLANK([.C10]);[.B10]=[.C10])));1;&quot;ERR!&quot;)" table:style-name="ce34">
            <text:p>ok</text:p>
          </table:table-cell>
          <table:table-cell table:style-name="ce1"/>
          <table:table-cell office:value-type="string" table:style-name="ce7">
            <text:p>=SheetC!R[-1]C[1]</text:p>
          </table:table-cell>
          <table:table-cell office:value-type="float" office:value="7" table:style-name="ce1">
            <text:p>7</text:p>
          </table:table-cell>
          <table:table-cell office:value-type="float" office:value="6" table:formula="of:=$$relname4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1" table:formula="of:=IF(IF(AND(ISERROR([.H10]);ISERROR([.J10]));ERROR.TYPE([.H10])=ERROR.TYPE([.J10]);IF(AND(NOT(ISERROR([.H10]));NOT(ISERROR([.J10])));AND(ISBLANK([.H10])=ISBLANK([.J10]);[.H10]=[.J10])));1;&quot;ERR!&quot;)" table:style-name="ce34">
            <text:p>ok</text:p>
          </table:table-cell>
          <table:table-cell table:number-columns-repeated="16373"/>
        </table:table-row>
        <table:table-row table:style-name="ro2">
          <table:table-cell table:number-columns-repeated="5" table:style-name="ce1"/>
          <table:table-cell office:value-type="string" table:style-name="ce7">
            <text:p>={1,2;3,4}</text:p>
          </table:table-cell>
          <table:table-cell table:style-name="ce1"/>
          <table:table-cell office:value-type="float" office:value="10" table:formula="of:=SUM($$complexname1)" table:style-name="ce1">
            <text:p>1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" table:formula="of:=IF(IF(AND(ISERROR([.H11]);ISERROR([.J11]));ERROR.TYPE([.H11])=ERROR.TYPE([.J11]);IF(AND(NOT(ISERROR([.H11]));NOT(ISERROR([.J11])));AND(ISBLANK([.H11])=ISBLANK([.J11]);[.H11]=[.J11])));1;&quot;ERR!&quot;)" table:style-name="ce34">
            <text:p>ok</text:p>
          </table:table-cell>
          <table:table-cell table:number-columns-repeated="16373"/>
        </table:table-row>
        <table:table-row table:style-name="ro4">
          <table:table-cell office:value-type="string" table:style-name="ce4">
            <text:p>3.2 - FUNCTION STYLE NAMES</text:p>
          </table:table-cell>
          <table:table-cell table:number-columns-repeated="3" table:style-name="ce4"/>
          <table:table-cell table:style-name="ce1"/>
          <table:table-cell office:value-type="string" table:style-name="ce7">
            <text:p>={1}+SheetC!$G$12 SheetC!$G$12+{1}</text:p>
          </table:table-cell>
          <table:table-cell office:value-type="float" office:value="9" table:style-name="ce1">
            <text:p>9</text:p>
          </table:table-cell>
          <table:table-cell office:value-type="float" office:value="11" table:formula="of:=$$complexname2" table:style-name="ce1">
            <text:p>11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" table:formula="of:=IF(IF(AND(ISERROR([.H12]);ISERROR([.J12]));ERROR.TYPE([.H12])=ERROR.TYPE([.J12]);IF(AND(NOT(ISERROR([.H12]));NOT(ISERROR([.J12])));AND(ISBLANK([.H12])=ISBLANK([.J12]);[.H12]=[.J12])));1;&quot;ERR!&quot;)" table:style-name="ce34">
            <text:p>ok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Formula</text:p>
          </table:table-cell>
          <table:table-cell office:value-type="string" table:style-name="ce5">
            <text:p>Is</text:p>
          </table:table-cell>
          <table:table-cell office:value-type="string" table:style-name="ce5">
            <text:p>Must</text:p>
          </table:table-cell>
          <table:table-cell office:value-type="string" table:style-name="ce5">
            <text:p>Ok?</text:p>
          </table:table-cell>
          <table:table-cell table:style-name="ce1"/>
          <table:table-cell office:value-type="string" table:style-name="ce7">
            <text:p>=!$G$13</text:p>
          </table:table-cell>
          <table:table-cell office:value-type="float" office:value="12" table:style-name="ce1">
            <text:p>12</text:p>
          </table:table-cell>
          <table:table-cell office:value-type="float" office:value="12" table:formula="of:=$$sheetrelname1" table:style-name="ce1">
            <text:p>12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" table:formula="of:=IF(IF(AND(ISERROR([.H13]);ISERROR([.J13]));ERROR.TYPE([.H13])=ERROR.TYPE([.J13]);IF(AND(NOT(ISERROR([.H13]));NOT(ISERROR([.J13])));AND(ISBLANK([.H13])=ISBLANK([.J13]);[.H13]=[.J13])));1;&quot;ERR!&quot;)" table:style-name="ce34">
            <text:p>ok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=my_macro(1)</text:p>
          </table:table-cell>
          <table:table-cell office:value-type="float" office:value="0" table:formula="of:=my_macro(1)" table:style-name="ce7">
            <text:p>#NAME?</text:p>
          </table:table-cell>
          <table:table-cell office:value-type="float" office:value="0" table:formula="of:=#NAME?" table:style-name="ce1">
            <text:p>#NAME?</text:p>
          </table:table-cell>
          <table:table-cell office:value-type="float" office:value="1" table:formula="of:=IF(IF(AND(ISERROR([.B14]);ISERROR([.C14]));ERROR.TYPE([.B14])=ERROR.TYPE([.C14]);IF(AND(NOT(ISERROR([.B14]));NOT(ISERROR([.C14])));AND(ISBLANK([.B14])=ISBLANK([.C14]);[.B14]=[.C14])));1;&quot;ERR!&quot;)" table:style-name="ce34">
            <text:p>ok</text:p>
          </table:table-cell>
          <table:table-cell table:style-name="ce1"/>
          <table:table-cell office:value-type="string" table:style-name="ce7">
            <text:p>=!RC[-1]</text:p>
          </table:table-cell>
          <table:table-cell office:value-type="float" office:value="13" table:style-name="ce1">
            <text:p>13</text:p>
          </table:table-cell>
          <table:table-cell office:value-type="float" office:value="13" table:formula="of:=$$sheetrelname2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1" table:formula="of:=IF(IF(AND(ISERROR([.H14]);ISERROR([.J14]));ERROR.TYPE([.H14])=ERROR.TYPE([.J14]);IF(AND(NOT(ISERROR([.H14]));NOT(ISERROR([.J14])));AND(ISBLANK([.H14])=ISBLANK([.J14]);[.H14]=[.J14])));1;&quot;ERR!&quot;)" table:style-name="ce34">
            <text:p>ok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=definedname_import_oox7.xlsx!my_macro(2)</text:p>
          </table:table-cell>
          <table:table-cell office:value-type="float" office:value="0" table:formula="of:='file:///D:/Cloud/Copy/Dokumente/qa/test/xlsx/Spreadsheet-Features/content/definedname_import_xml_12.ods'#my_macro(2)" table:style-name="ce7">
            <text:p>#NAME?</text:p>
          </table:table-cell>
          <table:table-cell office:value-type="float" office:value="0" table:formula="of:=#NAME?" table:style-name="ce1">
            <text:p>#NAME?</text:p>
          </table:table-cell>
          <table:table-cell office:value-type="float" office:value="1" table:formula="of:=IF(IF(AND(ISERROR([.B15]);ISERROR([.C15]));ERROR.TYPE([.B15])=ERROR.TYPE([.C15]);IF(AND(NOT(ISERROR([.B15]));NOT(ISERROR([.C15])));AND(ISBLANK([.B15])=ISBLANK([.C15]);[.B15]=[.C15])));1;&quot;ERR!&quot;)" table:style-name="ce34">
            <text:p>ok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=SheetB!my_macro(3)</text:p>
          </table:table-cell>
          <table:table-cell office:value-type="float" office:value="0" table:formula="of:='SheetB'.my_macro(3)" table:style-name="ce7">
            <text:p>#NAME?</text:p>
          </table:table-cell>
          <table:table-cell office:value-type="float" office:value="0" table:formula="of:=#NAME?" table:style-name="ce1">
            <text:p>#NAME?</text:p>
          </table:table-cell>
          <table:table-cell office:value-type="float" office:value="1" table:formula="of:=IF(IF(AND(ISERROR([.B16]);ISERROR([.C16]));ERROR.TYPE([.B16])=ERROR.TYPE([.C16]);IF(AND(NOT(ISERROR([.B16]));NOT(ISERROR([.C16])));AND(ISBLANK([.B16])=ISBLANK([.C16]);[.B16]=[.C16])));1;&quot;ERR!&quot;)" table:style-name="ce34">
            <text:p>ok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=SheetA!my_macro(4)</text:p>
          </table:table-cell>
          <table:table-cell office:value-type="float" office:value="0" table:formula="of:='SheetA'.my_macro(4)" table:style-name="ce7">
            <text:p>#NAME?</text:p>
          </table:table-cell>
          <table:table-cell office:value-type="float" office:value="0" table:formula="of:=#NAME?" table:style-name="ce1">
            <text:p>#NAME?</text:p>
          </table:table-cell>
          <table:table-cell office:value-type="float" office:value="1" table:formula="of:=IF(IF(AND(ISERROR([.B17]);ISERROR([.C17]));ERROR.TYPE([.B17])=ERROR.TYPE([.C17]);IF(AND(NOT(ISERROR([.B17]));NOT(ISERROR([.C17])));AND(ISBLANK([.B17])=ISBLANK([.C17]);[.B17]=[.C17])));1;&quot;ERR!&quot;)" table:style-name="ce34">
            <text:p>ok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3.3 - SHEET MACRO CALLS</text:p>
          </table:table-cell>
          <table:table-cell table:number-columns-repeated="3" table:style-name="ce4"/>
          <table:table-cell table:number-columns-repeated="16380"/>
        </table:table-row>
        <table:table-row table:style-name="ro2">
          <table:table-cell office:value-type="string" table:style-name="ce5">
            <text:p>Formula</text:p>
          </table:table-cell>
          <table:table-cell office:value-type="string" table:style-name="ce5">
            <text:p>Is</text:p>
          </table:table-cell>
          <table:table-cell office:value-type="string" table:style-name="ce5">
            <text:p>Must</text:p>
          </table:table-cell>
          <table:table-cell office:value-type="string" table:style-name="ce5">
            <text:p>Ok?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=macro1</text:p>
          </table:table-cell>
          <table:table-cell office:value-type="boolean" office:boolean-value="false" table:formula="of:=$$macro1" table:style-name="ce1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1" table:formula="of:=IF(IF(AND(ISERROR([.B21]);ISERROR([.C21]));ERROR.TYPE([.B21])=ERROR.TYPE([.C21]);IF(AND(NOT(ISERROR([.B21]));NOT(ISERROR([.C21])));AND(ISBLANK([.B21])=ISBLANK([.C21]);[.B21]=[.C21])));1;&quot;ERR!&quot;)" table:style-name="ce34">
            <text:p>ok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=macro2(1)</text:p>
          </table:table-cell>
          <table:table-cell office:value-type="float" office:value="0" table:formula="of:=macro2(1)" table:style-name="ce1">
            <text:p>#WERT!</text:p>
          </table:table-cell>
          <table:table-cell office:value-type="float" office:value="2" table:style-name="ce1">
            <text:p>2</text:p>
          </table:table-cell>
          <table:table-cell office:value-type="string" office:string-value="ERR!" table:formula="of:=IF(IF(AND(ISERROR([.B22]);ISERROR([.C22]));ERROR.TYPE([.B22])=ERROR.TYPE([.C22]);IF(AND(NOT(ISERROR([.B22]));NOT(ISERROR([.C22])));AND(ISBLANK([.B22])=ISBLANK([.C22]);[.B22]=[.C22])));1;&quot;ERR!&quot;)" table:style-name="ce34">
            <text:p>ERR!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3.4 - COMMENTS</text:p>
          </table:table-cell>
          <table:table-cell table:number-columns-repeated="3" table:style-name="ce4"/>
          <table:table-cell table:number-columns-repeated="16380"/>
        </table:table-row>
        <table:table-row table:style-name="ro2">
          <table:table-cell office:value-type="string" table:style-name="ce5">
            <text:p>Comment</text:p>
          </table:table-cell>
          <table:table-cell table:number-columns-repeated="3" table:style-name="ce5"/>
          <table:table-cell table:number-columns-repeated="16380"/>
        </table:table-row>
        <table:table-row table:style-name="ro2">
          <table:table-cell office:value-type="string" table:style-name="ce1">
            <text:p>This is a comment in a defined name</text:p>
          </table:table-cell>
          <table:table-cell office:value-type="float" office:value="3" table:formula="of:=$$commentname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formula="of:=IF(IF(AND(ISERROR([.B26]);ISERROR([.C26]));ERROR.TYPE([.B26])=ERROR.TYPE([.C26]);IF(AND(NOT(ISERROR([.B26]));NOT(ISERROR([.C26])));AND(ISBLANK([.B26])=ISBLANK([.C26]);[.B26]=[.C26])));1;&quot;ERR!&quot;)" table:style-name="ce34">
            <text:p>ok</text:p>
          </table:table-cell>
          <table:table-cell table:number-columns-repeated="16380"/>
        </table:table-row>
        <table:table-row table:number-rows-repeated="1048550" table:style-name="ro2">
          <table:table-cell table:number-columns-repeated="16384"/>
        </table:table-row>
      </table:table>
      <table:table table:name="Macro1" table:style-name="ta2">
        <table:table-column table:style-name="co4" table:number-columns-repeated="2" table:default-cell-style-name="ce1"/>
        <table:table-column table:style-name="co7" table:default-cell-style-name="ce1"/>
        <table:table-column table:style-name="co4" table:number-columns-repeated="16381" table:default-cell-style-name="ce1"/>
        <table:table-row table:number-rows-repeated="1048576" table:style-name="ro2">
          <table:table-cell table:number-columns-repeated="16384"/>
        </table:table-row>
      </table:table>
      <table:named-expressions>
        <table:named-expression table:name="commentname" table:expression="of:=3" table:base-cell-address="SheetB.$A$1"/>
        <table:named-expression table:name="complexname1" table:expression="of:={1;2|3;4}" table:base-cell-address="SheetB.$A$1"/>
        <table:named-expression table:name="complexname2" table:expression="of:={1}+[SheetC.$G$12]![SheetC.$G$12]+{1}" table:base-cell-address="SheetB.$A$1"/>
        <table:named-range table:name="globalname" table:cell-range-address="SheetA.$D$18" table:base-cell-address="SheetA.$A$1"/>
        <table:named-range table:name="name" table:cell-range-address="SheetB.$D$10" table:base-cell-address="SheetB.$A$1"/>
        <table:named-range table:name="relname1" table:cell-range-address="SheetC.XFD1" table:base-cell-address="SheetC.$A$1"/>
        <table:named-range table:name="relname2" table:cell-range-address="SheetC.B1" table:base-cell-address="SheetC.$A$1"/>
        <table:named-range table:name="relname3" table:cell-range-address="SheetC.XFD2" table:base-cell-address="SheetC.$A$1"/>
        <table:named-range table:name="relname4" table:cell-range-address="SheetC.B1048576" table:base-cell-address="SheetC.$A$1"/>
        <table:named-expression table:name="sheetrelname1" table:expression="of:=[.$G$13]" table:base-cell-address="SheetB.$A$1"/>
        <table:named-expression table:name="sheetrelname2" table:expression="of:=[.XFD1]" table:base-cell-address="SheetB.$A$1"/>
        <table:named-range table:name="Criteria" table:cell-range-address="SheetB.$K$19" table:base-cell-address="SheetB.$A$1"/>
      </table:named-expressions>
      <table:database-ranges>
        <table:database-range table:target-range-address="SheetB.F32:SheetB.G34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text-style style:name="N36P0">
      <number:text>ok</number:text>
    </number:text-style>
    <number:number-style style:name="N36P1">
      <number:text>-</number:text>
      <number:number number:min-integer-digits="1"/>
    </number:number-style>
    <number:number-style style:name="N36P2">
      <number:number number:decimal-places="0" number:min-integer-digits="1"/>
    </number:number-style>
    <number:text-style style:name="N36">
      <style:text-properties fo:color="#FF0000"/>
      <number:text-content/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Heading_1" style:family="table-cell" style:data-style-name="N0">
      <style:table-cell-properties fo:background-color="#FFC080"/>
      <style:text-properties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Heading_2" style:family="table-cell" style:data-style-name="N0">
      <style:table-cell-properties fo:background-color="#FFFFC0"/>
      <style:text-properties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Heading_3" style:family="table-cell" style:data-style-name="N0">
      <style:table-cell-properties fo:background-color="#D9D9D9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dministrator</meta:initial-creator>
    <dc:creator>Olaf Felka</dc:creator>
    <meta:creation-date>2007-07-25T14:12:28Z</meta:creation-date>
    <dc:date>2014-02-28T10:11:39Z</dc:date>
    <meta:print-date>2007-11-07T09:27:39Z</meta:print-date>
    <meta:editing-duration>PT0S</meta:editing-duration>
  </office:meta>
</office:document-meta>
</file>